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37mm"/>
    </style:style>
    <style:style style:name="co3" style:family="table-column">
      <style:table-column-properties fo:break-before="auto" style:column-width="24.45mm"/>
    </style:style>
    <style:style style:name="co4" style:family="table-column">
      <style:table-column-properties fo:break-before="auto" style:column-width="25.15mm"/>
    </style:style>
    <style:style style:name="co5" style:family="table-column">
      <style:table-column-properties fo:break-before="auto" style:column-width="26.81mm"/>
    </style:style>
    <style:style style:name="co6" style:family="table-column">
      <style:table-column-properties fo:break-before="auto" style:column-width="28.01mm"/>
    </style:style>
    <style:style style:name="co7" style:family="table-column">
      <style:table-column-properties fo:break-before="auto" style:column-width="30.62mm"/>
    </style:style>
    <style:style style:name="co8" style:family="table-column">
      <style:table-column-properties fo:break-before="auto" style:column-width="25.63mm"/>
    </style:style>
    <style:style style:name="co9" style:family="table-column">
      <style:table-column-properties fo:break-before="auto" style:column-width="28.49mm"/>
    </style:style>
    <style:style style:name="co10" style:family="table-column">
      <style:table-column-properties fo:break-before="auto" style:column-width="36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10"/>
    <style:style style:name="ce3" style:family="table-cell" style:parent-style-name="Default" style:data-style-name="N112"/>
    <style:style style:name="ce4" style:family="table-cell" style:parent-style-name="Default" style:data-style-name="N11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elta_x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number-columns-repeated="5"/>
          <table:table-cell office:value-type="string" calcext:value-type="string">
            <text:p>Frequ</text:p>
          </table:table-cell>
          <table:table-cell office:value-type="float" office:value="200000" calcext:value-type="float">
            <text:p>2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ple rate (M)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5"/>
          <table:table-cell office:value-type="string" calcext:value-type="string">
            <text:p>Period</text:p>
          </table:table-cell>
          <table:table-cell table:formula="of:=1/[.J1]" office:value-type="float" office:value="0.000005" calcext:value-type="float">
            <text:p>0.000005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t_d1</text:p>
          </table:table-cell>
          <table:table-cell office:value-type="string" calcext:value-type="string">
            <text:p>t_d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iff_time</text:p>
          </table:table-cell>
          <table:table-cell office:value-type="string" calcext:value-type="string">
            <text:p>diff_time_us</text:p>
          </table:table-cell>
          <table:table-cell office:value-type="string" calcext:value-type="string">
            <text:p>Phase difference</text:p>
          </table:table-cell>
          <table:table-cell/>
          <table:table-cell office:value-type="string" calcext:value-type="string">
            <text:p>Frequency</text:p>
          </table:table-cell>
          <table:table-cell table:style-name="ce1" office:value-type="string" calcext:value-type="string">
            <text:p>Frequency_mhz</text:p>
          </table:table-cell>
          <table:table-cell/>
          <table:table-cell office:value-type="string" calcext:value-type="string">
            <text:p>Arc Segments</text:p>
          </table:table-cell>
          <table:table-cell office:value-type="string" calcext:value-type="string">
            <text:p>Half arc res(CM)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.000000</text:p>
          </table:table-cell>
          <table:table-cell table:style-name="ce2" table:formula="of:=[.B7]*ATAN(PI()*3.5/180)" office:value-type="float" office:value="0.610107107429808" calcext:value-type="float">
            <text:p>0.6101</text:p>
          </table:table-cell>
          <table:table-cell table:style-name="ce2" table:formula="of:=SQRT(([.A7]*[.A7]) + ([.B7]*[.B7]))" office:value-type="float" office:value="10.0001249992188" calcext:value-type="float">
            <text:p>10.0001</text:p>
          </table:table-cell>
          <table:table-cell table:style-name="ce2" table:formula="of:=SQRT(([.A7]-[.$B$1])*([.A7]-[.$B$1])+([.B7]*[.B7]))" office:value-type="float" office:value="10.0011249367259" calcext:value-type="float">
            <text:p>10.0011</text:p>
          </table:table-cell>
          <table:table-cell table:style-name="ce2" table:formula="of:=2*[.D7]" office:value-type="float" office:value="20.0002499984375" calcext:value-type="float">
            <text:p>20.0002</text:p>
          </table:table-cell>
          <table:table-cell table:style-name="ce2" table:formula="of:=[.E7]+[.D7]" office:value-type="float" office:value="20.0012499359446" calcext:value-type="float">
            <text:p>20.0012</text:p>
          </table:table-cell>
          <table:table-cell table:style-name="ce2" table:formula="of:=[.G7]-[.F7]" office:value-type="float" office:value="0.00099993750711036" calcext:value-type="float">
            <text:p>0.0010</text:p>
          </table:table-cell>
          <table:table-cell table:style-name="ce4" table:formula="of:=[.H7]/1500" office:value-type="float" office:value="0.00000066662500474024" calcext:value-type="float">
            <text:p>0.0000006666</text:p>
          </table:table-cell>
          <table:table-cell table:style-name="ce2" table:formula="of:=1000*1000*[.I7]" office:value-type="float" office:value="0.66662500474024" calcext:value-type="float">
            <text:p>0.6666</text:p>
          </table:table-cell>
          <table:table-cell table:style-name="ce2" table:formula="of:=360*[.I7]/[.$J$2]" office:value-type="float" office:value="47.9970003412973" calcext:value-type="float">
            <text:p>47.9970</text:p>
          </table:table-cell>
          <table:table-cell table:style-name="ce2"/>
          <table:table-cell table:style-name="ce2" table:formula="of:=1/[.I7]" office:value-type="float" office:value="1500093.74519287" calcext:value-type="float">
            <text:p>1500093.7452</text:p>
          </table:table-cell>
          <table:table-cell table:style-name="ce2" table:formula="of:=[.M7]/1000000" office:value-type="float" office:value="1.50009374519287" calcext:value-type="float">
            <text:p>1.5001</text:p>
          </table:table-cell>
          <table:table-cell table:number-columns-repeated="3"/>
        </table:table-row>
        <table:table-row table:style-name="ro1">
          <table:table-cell table:style-name="ce1" office:value-type="float" office:value="0.6101" calcext:value-type="float">
            <text:p>0.6101</text:p>
          </table:table-cell>
          <table:table-cell office:value-type="float" office:value="10" calcext:value-type="float">
            <text:p>10.000000</text:p>
          </table:table-cell>
          <table:table-cell table:style-name="ce2" table:formula="of:=[.B8]*ATAN(PI()*3.5/180)" office:value-type="float" office:value="0.610107107429808" calcext:value-type="float">
            <text:p>0.6101</text:p>
          </table:table-cell>
          <table:table-cell table:style-name="ce2" table:formula="of:=SQRT(([.A8]*[.A8]) + ([.B8]*[.B8]))" office:value-type="float" office:value="10.018593814004" calcext:value-type="float">
            <text:p>10.0186</text:p>
          </table:table-cell>
          <table:table-cell table:style-name="ce2" table:formula="of:=SQRT(([.A8]-[.$B$1])*([.A8]-[.$B$1])+([.B8]*[.B8]))" office:value-type="float" office:value="10.0084055678215" calcext:value-type="float">
            <text:p>10.0084</text:p>
          </table:table-cell>
          <table:table-cell table:style-name="ce2" table:formula="of:=2*[.D8]" office:value-type="float" office:value="20.0371876280081" calcext:value-type="float">
            <text:p>20.0372</text:p>
          </table:table-cell>
          <table:table-cell table:style-name="ce2" table:formula="of:=[.E8]+[.D8]" office:value-type="float" office:value="20.0269993818255" calcext:value-type="float">
            <text:p>20.0270</text:p>
          </table:table-cell>
          <table:table-cell table:style-name="ce2" table:formula="of:=[.G8]-[.F8]" office:value-type="float" office:value="-0.0101882461825582" calcext:value-type="float">
            <text:p>-0.0102</text:p>
          </table:table-cell>
          <table:table-cell table:style-name="ce4" table:formula="of:=[.H8]/1500" office:value-type="float" office:value="-0.00000679216412170547" calcext:value-type="float">
            <text:p>-0.0000067922</text:p>
          </table:table-cell>
          <table:table-cell table:style-name="ce2" table:formula="of:=1000*1000*[.I8]" office:value-type="float" office:value="-6.79216412170547" calcext:value-type="float">
            <text:p>-6.7922</text:p>
          </table:table-cell>
          <table:table-cell table:style-name="ce2" table:formula="of:=360*[.I8]/[.$J$2]" office:value-type="float" office:value="-489.035816762794" calcext:value-type="float">
            <text:p>-489.0358</text:p>
          </table:table-cell>
          <table:table-cell table:style-name="ce2"/>
          <table:table-cell table:style-name="ce2" table:formula="of:=1/[.I8]" office:value-type="float" office:value="-147228.480066366" calcext:value-type="float">
            <text:p>-147228.4801</text:p>
          </table:table-cell>
          <table:table-cell table:style-name="ce2" table:formula="of:=[.M8]/1000000" office:value-type="float" office:value="-0.147228480066366" calcext:value-type="float">
            <text:p>-0.1472</text:p>
          </table:table-cell>
          <table:table-cell/>
          <table:table-cell table:formula="of:=[.B2]/[.N8]" office:value-type="float" office:value="-67.9216412170547" calcext:value-type="float">
            <text:p>-67.9216412171</text:p>
          </table:table-cell>
          <table:table-cell table:formula="of:=100*[.C8]/([.B2]/[.N8])" office:value-type="float" office:value="-0.898251421045777" calcext:value-type="float">
            <text:p>-0.898251421</text:p>
          </table:table-cell>
        </table:table-row>
        <table:table-row table:style-name="ro1">
          <table:table-cell table:number-columns-repeated="8"/>
          <table:table-cell table:style-name="ce4"/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6.1011" calcext:value-type="float">
            <text:p>6.1011</text:p>
          </table:table-cell>
          <table:table-cell office:value-type="float" office:value="100" calcext:value-type="float">
            <text:p>100.000000</text:p>
          </table:table-cell>
          <table:table-cell table:style-name="ce2" table:formula="of:=[.B10]*ATAN(PI()*3.5/180)" office:value-type="float" office:value="6.10107107429808" calcext:value-type="float">
            <text:p>6.1011</text:p>
          </table:table-cell>
          <table:table-cell table:style-name="ce2" table:formula="of:=SQRT(([.A10]*[.A10]) + ([.B10]*[.B10]))" office:value-type="float" office:value="100.185944229767" calcext:value-type="float">
            <text:p>100.1859</text:p>
          </table:table-cell>
          <table:table-cell table:style-name="ce2" table:formula="of:=SQRT(([.A10]-[.$B$1])*([.A10]-[.$B$1])+([.B10]*[.B10]))" office:value-type="float" office:value="100.173963589398" calcext:value-type="float">
            <text:p>100.1740</text:p>
          </table:table-cell>
          <table:table-cell table:style-name="ce2" table:formula="of:=2*[.D10]" office:value-type="float" office:value="200.371888459534" calcext:value-type="float">
            <text:p>200.3719</text:p>
          </table:table-cell>
          <table:table-cell table:style-name="ce2" table:formula="of:=[.E10]+[.D10]" office:value-type="float" office:value="200.359907819165" calcext:value-type="float">
            <text:p>200.3599</text:p>
          </table:table-cell>
          <table:table-cell table:style-name="ce2" table:formula="of:=[.G10]-[.F10]" office:value-type="float" office:value="-0.0119806403692451" calcext:value-type="float">
            <text:p>-0.0120</text:p>
          </table:table-cell>
          <table:table-cell table:style-name="ce4" table:formula="of:=[.H10]/1500" office:value-type="float" office:value="-0.00000798709357949671" calcext:value-type="float">
            <text:p>-0.0000079871</text:p>
          </table:table-cell>
          <table:table-cell table:style-name="ce2" table:formula="of:=1000*1000*[.I10]" office:value-type="float" office:value="-7.98709357949671" calcext:value-type="float">
            <text:p>-7.9871</text:p>
          </table:table-cell>
          <table:table-cell table:style-name="ce2" table:formula="of:=360*[.I10]/[.$J$2]" office:value-type="float" office:value="-575.070737723763" calcext:value-type="float">
            <text:p>-575.0707</text:p>
          </table:table-cell>
          <table:table-cell table:style-name="ce2"/>
          <table:table-cell table:style-name="ce2" table:formula="of:=1/[.I10]" office:value-type="float" office:value="-125201.988689234" calcext:value-type="float">
            <text:p>-125201.9887</text:p>
          </table:table-cell>
          <table:table-cell table:style-name="ce2" table:formula="of:=[.M10]/1000000" office:value-type="float" office:value="-0.125201988689234" calcext:value-type="float">
            <text:p>-0.1252</text:p>
          </table:table-cell>
          <table:table-cell/>
          <table:table-cell table:formula="of:=[.$B$2]/[.N10]" office:value-type="float" office:value="-79.8709357949671" calcext:value-type="float">
            <text:p>-79.870935795</text:p>
          </table:table-cell>
          <table:table-cell table:formula="of:=100*([.C10]/[.P10])" office:value-type="float" office:value="-7.6386623163648" calcext:value-type="float">
            <text:p>-7.6386623164</text:p>
          </table:table-cell>
        </table:table-row>
        <table:table-row table:style-name="ro1">
          <table:table-cell table:style-name="ce2" office:value-type="float" office:value="30" calcext:value-type="float">
            <text:p>30.0000</text:p>
          </table:table-cell>
          <table:table-cell office:value-type="float" office:value="500" calcext:value-type="float">
            <text:p>500.000000</text:p>
          </table:table-cell>
          <table:table-cell table:style-name="ce2" table:formula="of:=[.B11]*ATAN(PI()*3.5/180)" office:value-type="float" office:value="30.5053553714904" calcext:value-type="float">
            <text:p>30.5054</text:p>
          </table:table-cell>
          <table:table-cell table:style-name="ce2" table:formula="of:=SQRT(([.A11]*[.A11]) + ([.B11]*[.B11]))" office:value-type="float" office:value="500.899191454728" calcext:value-type="float">
            <text:p>500.8992</text:p>
          </table:table-cell>
          <table:table-cell table:style-name="ce2" table:formula="of:=SQRT(([.A11]-[.$B$1])*([.A11]-[.$B$1])+([.B11]*[.B11]))" office:value-type="float" office:value="500.8872527825" calcext:value-type="float">
            <text:p>500.8873</text:p>
          </table:table-cell>
          <table:table-cell table:style-name="ce2" table:formula="of:=2*[.D11]" office:value-type="float" office:value="1001.79838290946" calcext:value-type="float">
            <text:p>1001.7984</text:p>
          </table:table-cell>
          <table:table-cell table:style-name="ce2" table:formula="of:=[.E11]+[.D11]" office:value-type="float" office:value="1001.78644423723" calcext:value-type="float">
            <text:p>1001.7864</text:p>
          </table:table-cell>
          <table:table-cell table:style-name="ce2" table:formula="of:=[.G11]-[.F11]" office:value-type="float" office:value="-0.0119386722278705" calcext:value-type="float">
            <text:p>-0.0119</text:p>
          </table:table-cell>
          <table:table-cell table:style-name="ce4" table:formula="of:=[.H11]/1500" office:value-type="float" office:value="-0.00000795911481858032" calcext:value-type="float">
            <text:p>-0.0000079591</text:p>
          </table:table-cell>
          <table:table-cell table:style-name="ce2" table:formula="of:=1000*1000*[.I11]" office:value-type="float" office:value="-7.95911481858032" calcext:value-type="float">
            <text:p>-7.9591</text:p>
          </table:table-cell>
          <table:table-cell table:style-name="ce2" table:formula="of:=360*[.I11]/[.$J$2]" office:value-type="float" office:value="-573.056266937783" calcext:value-type="float">
            <text:p>-573.0563</text:p>
          </table:table-cell>
          <table:table-cell table:style-name="ce2"/>
          <table:table-cell table:style-name="ce2" table:formula="of:=1/[.I11]" office:value-type="float" office:value="-125642.112570801" calcext:value-type="float">
            <text:p>-125642.1126</text:p>
          </table:table-cell>
          <table:table-cell table:style-name="ce2" table:formula="of:=[.M11]/1000000" office:value-type="float" office:value="-0.125642112570801" calcext:value-type="float">
            <text:p>-0.1256</text:p>
          </table:table-cell>
          <table:table-cell/>
          <table:table-cell table:formula="of:=[.$B$2]/[.N11]" office:value-type="float" office:value="-79.5911481858032" calcext:value-type="float">
            <text:p>-79.5911481858</text:p>
          </table:table-cell>
          <table:table-cell table:formula="of:=100*([.C11]/[.P11])" office:value-type="float" office:value="-38.3275729359709" calcext:value-type="float">
            <text:p>-38.32757293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Ram size</text:p>
          </table:table-cell>
          <table:table-cell office:value-type="float" office:value="256000000" calcext:value-type="float">
            <text:p>25600000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Bits per sample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Max Samples</text:p>
          </table:table-cell>
          <table:table-cell table:formula="of:=[.I14]/[.I15]" office:value-type="float" office:value="16000000" calcext:value-type="float">
            <text:p>16000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istance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Sample Rate</text:p>
          </table:table-cell>
          <table:table-cell office:value-type="string" calcext:value-type="string">
            <text:p>Second 1 chan</text:p>
          </table:table-cell>
          <table:table-cell office:value-type="string" calcext:value-type="string">
            <text:p>Seconds 4 chan</text:p>
          </table:table-cell>
          <table:table-cell office:value-type="string" calcext:value-type="string">
            <text:p>Distanc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 calcext:value-type="float">
            <text:p>20.000000</text:p>
          </table:table-cell>
          <table:table-cell table:formula="of:=[.C19]/1500" office:value-type="float" office:value="0.0133333333333333" calcext:value-type="float">
            <text:p>0.0133333333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formula="of:=[.$I$16]/[.H19]" office:value-type="float" office:value="16" calcext:value-type="float">
            <text:p>16</text:p>
          </table:table-cell>
          <table:table-cell table:formula="of:=[.I19]/4" office:value-type="float" office:value="4" calcext:value-type="float">
            <text:p>4</text:p>
          </table:table-cell>
          <table:table-cell table:formula="of:=1500*[.J19]" office:value-type="float" office:value="6000" calcext:value-type="float">
            <text:p>6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" calcext:value-type="float">
            <text:p>40.000000</text:p>
          </table:table-cell>
          <table:table-cell table:formula="of:=[.C20]/1500" office:value-type="float" office:value="0.0266666666666667" calcext:value-type="float">
            <text:p>0.0266666667</text:p>
          </table:table-cell>
          <table:table-cell table:number-columns-repeated="3"/>
          <table:table-cell office:value-type="float" office:value="1200000" calcext:value-type="float">
            <text:p>1200000</text:p>
          </table:table-cell>
          <table:table-cell table:formula="of:=[.$I$16]/[.H20]" office:value-type="float" office:value="13.3333333333333" calcext:value-type="float">
            <text:p>13.3333333333</text:p>
          </table:table-cell>
          <table:table-cell table:formula="of:=[.I20]/4" office:value-type="float" office:value="3.33333333333333" calcext:value-type="float">
            <text:p>3.3333333333</text:p>
          </table:table-cell>
          <table:table-cell table:formula="of:=1500*[.J20]"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" calcext:value-type="float">
            <text:p>60.000000</text:p>
          </table:table-cell>
          <table:table-cell table:formula="of:=[.C21]/1500" office:value-type="float" office:value="0.04" calcext:value-type="float">
            <text:p>0.04</text:p>
          </table:table-cell>
          <table:table-cell table:number-columns-repeated="3"/>
          <table:table-cell office:value-type="float" office:value="1400000" calcext:value-type="float">
            <text:p>1400000</text:p>
          </table:table-cell>
          <table:table-cell table:formula="of:=[.$I$16]/[.H21]" office:value-type="float" office:value="11.4285714285714" calcext:value-type="float">
            <text:p>11.4285714286</text:p>
          </table:table-cell>
          <table:table-cell table:formula="of:=[.I21]/4" office:value-type="float" office:value="2.85714285714286" calcext:value-type="float">
            <text:p>2.8571428571</text:p>
          </table:table-cell>
          <table:table-cell table:formula="of:=1500*[.J21]" office:value-type="float" office:value="4285.71428571429" calcext:value-type="float">
            <text:p>4285.71428571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" calcext:value-type="float">
            <text:p>80.000000</text:p>
          </table:table-cell>
          <table:table-cell table:formula="of:=[.C22]/1500" office:value-type="float" office:value="0.0533333333333333" calcext:value-type="float">
            <text:p>0.0533333333</text:p>
          </table:table-cell>
          <table:table-cell table:number-columns-repeated="3"/>
          <table:table-cell office:value-type="float" office:value="1600000" calcext:value-type="float">
            <text:p>1600000</text:p>
          </table:table-cell>
          <table:table-cell table:formula="of:=[.$I$16]/[.H22]" office:value-type="float" office:value="10" calcext:value-type="float">
            <text:p>10</text:p>
          </table:table-cell>
          <table:table-cell table:formula="of:=[.I22]/4" office:value-type="float" office:value="2.5" calcext:value-type="float">
            <text:p>2.5</text:p>
          </table:table-cell>
          <table:table-cell table:formula="of:=1500*[.J22]" office:value-type="float" office:value="3750" calcext:value-type="float">
            <text:p>37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" calcext:value-type="float">
            <text:p>100.000000</text:p>
          </table:table-cell>
          <table:table-cell table:formula="of:=[.C23]/1500" office:value-type="float" office:value="0.0666666666666667" calcext:value-type="float">
            <text:p>0.0666666667</text:p>
          </table:table-cell>
          <table:table-cell table:number-columns-repeated="3"/>
          <table:table-cell office:value-type="float" office:value="1800000" calcext:value-type="float">
            <text:p>1800000</text:p>
          </table:table-cell>
          <table:table-cell table:formula="of:=[.$I$16]/[.H23]" office:value-type="float" office:value="8.88888888888889" calcext:value-type="float">
            <text:p>8.8888888889</text:p>
          </table:table-cell>
          <table:table-cell table:formula="of:=[.I23]/4" office:value-type="float" office:value="2.22222222222222" calcext:value-type="float">
            <text:p>2.2222222222</text:p>
          </table:table-cell>
          <table:table-cell table:formula="of:=1500*[.J23]" office:value-type="float" office:value="3333.33333333333" calcext:value-type="float">
            <text:p>3333.33333333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0" calcext:value-type="float">
            <text:p>120.000000</text:p>
          </table:table-cell>
          <table:table-cell table:formula="of:=[.C24]/1500" office:value-type="float" office:value="0.08" calcext:value-type="float">
            <text:p>0.08</text:p>
          </table:table-cell>
          <table:table-cell table:number-columns-repeated="3"/>
          <table:table-cell office:value-type="float" office:value="2000000" calcext:value-type="float">
            <text:p>2000000</text:p>
          </table:table-cell>
          <table:table-cell table:formula="of:=[.$I$16]/[.H24]" office:value-type="float" office:value="8" calcext:value-type="float">
            <text:p>8</text:p>
          </table:table-cell>
          <table:table-cell table:formula="of:=[.I24]/4" office:value-type="float" office:value="2" calcext:value-type="float">
            <text:p>2</text:p>
          </table:table-cell>
          <table:table-cell table:formula="of:=1500*[.J24]" office:value-type="float" office:value="3000" calcext:value-type="float">
            <text:p>3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0" calcext:value-type="float">
            <text:p>140.000000</text:p>
          </table:table-cell>
          <table:table-cell table:formula="of:=[.C25]/1500" office:value-type="float" office:value="0.0933333333333333" calcext:value-type="float">
            <text:p>0.0933333333</text:p>
          </table:table-cell>
          <table:table-cell table:number-columns-repeated="3"/>
          <table:table-cell office:value-type="float" office:value="2200000" calcext:value-type="float">
            <text:p>2200000</text:p>
          </table:table-cell>
          <table:table-cell table:formula="of:=[.$I$16]/[.H25]" office:value-type="float" office:value="7.27272727272727" calcext:value-type="float">
            <text:p>7.2727272727</text:p>
          </table:table-cell>
          <table:table-cell table:formula="of:=[.I25]/4" office:value-type="float" office:value="1.81818181818182" calcext:value-type="float">
            <text:p>1.8181818182</text:p>
          </table:table-cell>
          <table:table-cell table:formula="of:=1500*[.J25]" office:value-type="float" office:value="2727.27272727273" calcext:value-type="float">
            <text:p>2727.27272727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0" calcext:value-type="float">
            <text:p>160.000000</text:p>
          </table:table-cell>
          <table:table-cell table:formula="of:=[.C26]/1500" office:value-type="float" office:value="0.106666666666667" calcext:value-type="float">
            <text:p>0.1066666667</text:p>
          </table:table-cell>
          <table:table-cell table:number-columns-repeated="3"/>
          <table:table-cell office:value-type="float" office:value="2400000" calcext:value-type="float">
            <text:p>2400000</text:p>
          </table:table-cell>
          <table:table-cell table:formula="of:=[.$I$16]/[.H26]" office:value-type="float" office:value="6.66666666666667" calcext:value-type="float">
            <text:p>6.6666666667</text:p>
          </table:table-cell>
          <table:table-cell table:formula="of:=[.I26]/4" office:value-type="float" office:value="1.66666666666667" calcext:value-type="float">
            <text:p>1.6666666667</text:p>
          </table:table-cell>
          <table:table-cell table:formula="of:=1500*[.J26]" office:value-type="float" office:value="2500" calcext:value-type="float">
            <text:p>25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0" calcext:value-type="float">
            <text:p>180.000000</text:p>
          </table:table-cell>
          <table:table-cell table:formula="of:=[.C27]/1500" office:value-type="float" office:value="0.12" calcext:value-type="float">
            <text:p>0.12</text:p>
          </table:table-cell>
          <table:table-cell table:number-columns-repeated="3"/>
          <table:table-cell office:value-type="float" office:value="2600000" calcext:value-type="float">
            <text:p>2600000</text:p>
          </table:table-cell>
          <table:table-cell table:formula="of:=[.$I$16]/[.H27]" office:value-type="float" office:value="6.15384615384615" calcext:value-type="float">
            <text:p>6.1538461538</text:p>
          </table:table-cell>
          <table:table-cell table:formula="of:=[.I27]/4" office:value-type="float" office:value="1.53846153846154" calcext:value-type="float">
            <text:p>1.5384615385</text:p>
          </table:table-cell>
          <table:table-cell table:formula="of:=1500*[.J27]" office:value-type="float" office:value="2307.69230769231" calcext:value-type="float">
            <text:p>2307.69230769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0" calcext:value-type="float">
            <text:p>200.000000</text:p>
          </table:table-cell>
          <table:table-cell table:formula="of:=[.C28]/1500" office:value-type="float" office:value="0.133333333333333" calcext:value-type="float">
            <text:p>0.1333333333</text:p>
          </table:table-cell>
          <table:table-cell table:number-columns-repeated="3"/>
          <table:table-cell office:value-type="float" office:value="2800000" calcext:value-type="float">
            <text:p>2800000</text:p>
          </table:table-cell>
          <table:table-cell table:formula="of:=[.$I$16]/[.H28]" office:value-type="float" office:value="5.71428571428571" calcext:value-type="float">
            <text:p>5.7142857143</text:p>
          </table:table-cell>
          <table:table-cell table:formula="of:=[.I28]/4" office:value-type="float" office:value="1.42857142857143" calcext:value-type="float">
            <text:p>1.4285714286</text:p>
          </table:table-cell>
          <table:table-cell table:formula="of:=1500*[.J28]" office:value-type="float" office:value="2142.85714285714" calcext:value-type="float">
            <text:p>2142.85714285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0" calcext:value-type="float">
            <text:p>220.000000</text:p>
          </table:table-cell>
          <table:table-cell table:formula="of:=[.C29]/1500" office:value-type="float" office:value="0.146666666666667" calcext:value-type="float">
            <text:p>0.1466666667</text:p>
          </table:table-cell>
          <table:table-cell table:number-columns-repeated="3"/>
          <table:table-cell office:value-type="float" office:value="3000000" calcext:value-type="float">
            <text:p>3000000</text:p>
          </table:table-cell>
          <table:table-cell table:formula="of:=[.$I$16]/[.H29]" office:value-type="float" office:value="5.33333333333333" calcext:value-type="float">
            <text:p>5.3333333333</text:p>
          </table:table-cell>
          <table:table-cell table:formula="of:=[.I29]/4" office:value-type="float" office:value="1.33333333333333" calcext:value-type="float">
            <text:p>1.3333333333</text:p>
          </table:table-cell>
          <table:table-cell table:formula="of:=1500*[.J29]"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0" calcext:value-type="float">
            <text:p>240.000000</text:p>
          </table:table-cell>
          <table:table-cell table:formula="of:=[.C30]/1500" office:value-type="float" office:value="0.16" calcext:value-type="float">
            <text:p>0.16</text:p>
          </table:table-cell>
          <table:table-cell table:number-columns-repeated="3"/>
          <table:table-cell office:value-type="float" office:value="3200000" calcext:value-type="float">
            <text:p>3200000</text:p>
          </table:table-cell>
          <table:table-cell table:formula="of:=[.$I$16]/[.H30]" office:value-type="float" office:value="5" calcext:value-type="float">
            <text:p>5</text:p>
          </table:table-cell>
          <table:table-cell table:formula="of:=[.I30]/4" office:value-type="float" office:value="1.25" calcext:value-type="float">
            <text:p>1.25</text:p>
          </table:table-cell>
          <table:table-cell table:formula="of:=1500*[.J30]" office:value-type="float" office:value="1875" calcext:value-type="float">
            <text:p>1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0" calcext:value-type="float">
            <text:p>260.000000</text:p>
          </table:table-cell>
          <table:table-cell table:formula="of:=[.C31]/1500" office:value-type="float" office:value="0.173333333333333" calcext:value-type="float">
            <text:p>0.1733333333</text:p>
          </table:table-cell>
          <table:table-cell table:number-columns-repeated="3"/>
          <table:table-cell office:value-type="float" office:value="3400000" calcext:value-type="float">
            <text:p>3400000</text:p>
          </table:table-cell>
          <table:table-cell table:formula="of:=[.$I$16]/[.H31]" office:value-type="float" office:value="4.70588235294118" calcext:value-type="float">
            <text:p>4.7058823529</text:p>
          </table:table-cell>
          <table:table-cell table:formula="of:=[.I31]/4" office:value-type="float" office:value="1.17647058823529" calcext:value-type="float">
            <text:p>1.1764705882</text:p>
          </table:table-cell>
          <table:table-cell table:formula="of:=1500*[.J31]" office:value-type="float" office:value="1764.70588235294" calcext:value-type="float">
            <text:p>1764.7058823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0" calcext:value-type="float">
            <text:p>280.000000</text:p>
          </table:table-cell>
          <table:table-cell table:formula="of:=[.C32]/1500" office:value-type="float" office:value="0.186666666666667" calcext:value-type="float">
            <text:p>0.1866666667</text:p>
          </table:table-cell>
          <table:table-cell table:number-columns-repeated="3"/>
          <table:table-cell office:value-type="float" office:value="3600000" calcext:value-type="float">
            <text:p>3600000</text:p>
          </table:table-cell>
          <table:table-cell table:formula="of:=[.$I$16]/[.H32]" office:value-type="float" office:value="4.44444444444444" calcext:value-type="float">
            <text:p>4.4444444444</text:p>
          </table:table-cell>
          <table:table-cell table:formula="of:=[.I32]/4" office:value-type="float" office:value="1.11111111111111" calcext:value-type="float">
            <text:p>1.1111111111</text:p>
          </table:table-cell>
          <table:table-cell table:formula="of:=1500*[.J32]" office:value-type="float" office:value="1666.66666666667" calcext:value-type="float">
            <text:p>1666.666666666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0" calcext:value-type="float">
            <text:p>300.000000</text:p>
          </table:table-cell>
          <table:table-cell table:formula="of:=[.C33]/1500" office:value-type="float" office:value="0.2" calcext:value-type="float">
            <text:p>0.2</text:p>
          </table:table-cell>
          <table:table-cell table:number-columns-repeated="3"/>
          <table:table-cell office:value-type="float" office:value="3800000" calcext:value-type="float">
            <text:p>3800000</text:p>
          </table:table-cell>
          <table:table-cell table:formula="of:=[.$I$16]/[.H33]" office:value-type="float" office:value="4.21052631578947" calcext:value-type="float">
            <text:p>4.2105263158</text:p>
          </table:table-cell>
          <table:table-cell table:formula="of:=[.I33]/4" office:value-type="float" office:value="1.05263157894737" calcext:value-type="float">
            <text:p>1.0526315789</text:p>
          </table:table-cell>
          <table:table-cell table:formula="of:=1500*[.J33]" office:value-type="float" office:value="1578.94736842105" calcext:value-type="float">
            <text:p>1578.94736842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0" calcext:value-type="float">
            <text:p>320.000000</text:p>
          </table:table-cell>
          <table:table-cell table:formula="of:=[.C34]/1500" office:value-type="float" office:value="0.213333333333333" calcext:value-type="float">
            <text:p>0.2133333333</text:p>
          </table:table-cell>
          <table:table-cell table:number-columns-repeated="3"/>
          <table:table-cell office:value-type="float" office:value="4000000" calcext:value-type="float">
            <text:p>4000000</text:p>
          </table:table-cell>
          <table:table-cell table:formula="of:=[.$I$16]/[.H34]" office:value-type="float" office:value="4" calcext:value-type="float">
            <text:p>4</text:p>
          </table:table-cell>
          <table:table-cell table:formula="of:=[.I34]/4" office:value-type="float" office:value="1" calcext:value-type="float">
            <text:p>1</text:p>
          </table:table-cell>
          <table:table-cell table:formula="of:=1500*[.J34]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0" calcext:value-type="float">
            <text:p>340.000000</text:p>
          </table:table-cell>
          <table:table-cell table:formula="of:=[.C35]/1500" office:value-type="float" office:value="0.226666666666667" calcext:value-type="float">
            <text:p>0.2266666667</text:p>
          </table:table-cell>
          <table:table-cell table:number-columns-repeated="3"/>
          <table:table-cell office:value-type="float" office:value="4200000" calcext:value-type="float">
            <text:p>4200000</text:p>
          </table:table-cell>
          <table:table-cell table:formula="of:=[.$I$16]/[.H35]" office:value-type="float" office:value="3.80952380952381" calcext:value-type="float">
            <text:p>3.8095238095</text:p>
          </table:table-cell>
          <table:table-cell table:formula="of:=[.I35]/4" office:value-type="float" office:value="0.952380952380952" calcext:value-type="float">
            <text:p>0.9523809524</text:p>
          </table:table-cell>
          <table:table-cell table:formula="of:=1500*[.J35]" office:value-type="float" office:value="1428.57142857143" calcext:value-type="float">
            <text:p>1428.57142857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60" calcext:value-type="float">
            <text:p>360.000000</text:p>
          </table:table-cell>
          <table:table-cell table:formula="of:=[.C36]/1500" office:value-type="float" office:value="0.24" calcext:value-type="float">
            <text:p>0.24</text:p>
          </table:table-cell>
          <table:table-cell table:number-columns-repeated="3"/>
          <table:table-cell office:value-type="float" office:value="4400000" calcext:value-type="float">
            <text:p>4400000</text:p>
          </table:table-cell>
          <table:table-cell table:formula="of:=[.$I$16]/[.H36]" office:value-type="float" office:value="3.63636363636364" calcext:value-type="float">
            <text:p>3.6363636364</text:p>
          </table:table-cell>
          <table:table-cell table:formula="of:=[.I36]/4" office:value-type="float" office:value="0.909090909090909" calcext:value-type="float">
            <text:p>0.9090909091</text:p>
          </table:table-cell>
          <table:table-cell table:formula="of:=1500*[.J36]" office:value-type="float" office:value="1363.63636363636" calcext:value-type="float">
            <text:p>1363.6363636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80" calcext:value-type="float">
            <text:p>380.000000</text:p>
          </table:table-cell>
          <table:table-cell table:formula="of:=[.C37]/1500" office:value-type="float" office:value="0.253333333333333" calcext:value-type="float">
            <text:p>0.2533333333</text:p>
          </table:table-cell>
          <table:table-cell table:number-columns-repeated="3"/>
          <table:table-cell office:value-type="float" office:value="4600000" calcext:value-type="float">
            <text:p>4600000</text:p>
          </table:table-cell>
          <table:table-cell table:formula="of:=[.$I$16]/[.H37]" office:value-type="float" office:value="3.47826086956522" calcext:value-type="float">
            <text:p>3.4782608696</text:p>
          </table:table-cell>
          <table:table-cell table:formula="of:=[.I37]/4" office:value-type="float" office:value="0.869565217391304" calcext:value-type="float">
            <text:p>0.8695652174</text:p>
          </table:table-cell>
          <table:table-cell table:formula="of:=1500*[.J37]" office:value-type="float" office:value="1304.34782608696" calcext:value-type="float">
            <text:p>1304.3478260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0" calcext:value-type="float">
            <text:p>400.000000</text:p>
          </table:table-cell>
          <table:table-cell table:formula="of:=[.C38]/1500" office:value-type="float" office:value="0.266666666666667" calcext:value-type="float">
            <text:p>0.2666666667</text:p>
          </table:table-cell>
          <table:table-cell table:number-columns-repeated="3"/>
          <table:table-cell office:value-type="float" office:value="4800000" calcext:value-type="float">
            <text:p>4800000</text:p>
          </table:table-cell>
          <table:table-cell table:formula="of:=[.$I$16]/[.H38]" office:value-type="float" office:value="3.33333333333333" calcext:value-type="float">
            <text:p>3.3333333333</text:p>
          </table:table-cell>
          <table:table-cell table:formula="of:=[.I38]/4" office:value-type="float" office:value="0.833333333333333" calcext:value-type="float">
            <text:p>0.8333333333</text:p>
          </table:table-cell>
          <table:table-cell table:formula="of:=1500*[.J38]" office:value-type="float" office:value="1250" calcext:value-type="float">
            <text:p>12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20" calcext:value-type="float">
            <text:p>420.000000</text:p>
          </table:table-cell>
          <table:table-cell table:formula="of:=[.C39]/1500" office:value-type="float" office:value="0.28" calcext:value-type="float">
            <text:p>0.28</text:p>
          </table:table-cell>
          <table:table-cell table:number-columns-repeated="3"/>
          <table:table-cell office:value-type="float" office:value="5000000" calcext:value-type="float">
            <text:p>5000000</text:p>
          </table:table-cell>
          <table:table-cell table:formula="of:=[.$I$16]/[.H39]" office:value-type="float" office:value="3.2" calcext:value-type="float">
            <text:p>3.2</text:p>
          </table:table-cell>
          <table:table-cell table:formula="of:=[.I39]/4" office:value-type="float" office:value="0.8" calcext:value-type="float">
            <text:p>0.8</text:p>
          </table:table-cell>
          <table:table-cell table:formula="of:=1500*[.J39]"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0" calcext:value-type="float">
            <text:p>440.000000</text:p>
          </table:table-cell>
          <table:table-cell table:formula="of:=[.C40]/1500" office:value-type="float" office:value="0.293333333333333" calcext:value-type="float">
            <text:p>0.2933333333</text:p>
          </table:table-cell>
          <table:table-cell table:number-columns-repeated="3"/>
          <table:table-cell office:value-type="float" office:value="5200000" calcext:value-type="float">
            <text:p>5200000</text:p>
          </table:table-cell>
          <table:table-cell table:formula="of:=[.$I$16]/[.H40]" office:value-type="float" office:value="3.07692307692308" calcext:value-type="float">
            <text:p>3.0769230769</text:p>
          </table:table-cell>
          <table:table-cell table:formula="of:=[.I40]/4" office:value-type="float" office:value="0.769230769230769" calcext:value-type="float">
            <text:p>0.7692307692</text:p>
          </table:table-cell>
          <table:table-cell table:formula="of:=1500*[.J40]" office:value-type="float" office:value="1153.84615384615" calcext:value-type="float">
            <text:p>1153.84615384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0" calcext:value-type="float">
            <text:p>460.000000</text:p>
          </table:table-cell>
          <table:table-cell table:formula="of:=[.C41]/1500" office:value-type="float" office:value="0.306666666666667" calcext:value-type="float">
            <text:p>0.3066666667</text:p>
          </table:table-cell>
          <table:table-cell table:number-columns-repeated="3"/>
          <table:table-cell office:value-type="float" office:value="5400000" calcext:value-type="float">
            <text:p>5400000</text:p>
          </table:table-cell>
          <table:table-cell table:formula="of:=[.$I$16]/[.H41]" office:value-type="float" office:value="2.96296296296296" calcext:value-type="float">
            <text:p>2.962962963</text:p>
          </table:table-cell>
          <table:table-cell table:formula="of:=[.I41]/4" office:value-type="float" office:value="0.740740740740741" calcext:value-type="float">
            <text:p>0.7407407407</text:p>
          </table:table-cell>
          <table:table-cell table:formula="of:=1500*[.J41]" office:value-type="float" office:value="1111.11111111111" calcext:value-type="float">
            <text:p>1111.11111111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0" calcext:value-type="float">
            <text:p>480.000000</text:p>
          </table:table-cell>
          <table:table-cell table:formula="of:=[.C42]/1500" office:value-type="float" office:value="0.32" calcext:value-type="float">
            <text:p>0.32</text:p>
          </table:table-cell>
          <table:table-cell table:number-columns-repeated="3"/>
          <table:table-cell office:value-type="float" office:value="5600000" calcext:value-type="float">
            <text:p>5600000</text:p>
          </table:table-cell>
          <table:table-cell table:formula="of:=[.$I$16]/[.H42]" office:value-type="float" office:value="2.85714285714286" calcext:value-type="float">
            <text:p>2.8571428571</text:p>
          </table:table-cell>
          <table:table-cell table:formula="of:=[.I42]/4" office:value-type="float" office:value="0.714285714285714" calcext:value-type="float">
            <text:p>0.7142857143</text:p>
          </table:table-cell>
          <table:table-cell table:formula="of:=1500*[.J42]" office:value-type="float" office:value="1071.42857142857" calcext:value-type="float">
            <text:p>1071.42857142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0" calcext:value-type="float">
            <text:p>500.000000</text:p>
          </table:table-cell>
          <table:table-cell table:formula="of:=[.C43]/1500" office:value-type="float" office:value="0.333333333333333" calcext:value-type="float">
            <text:p>0.3333333333</text:p>
          </table:table-cell>
          <table:table-cell table:number-columns-repeated="3"/>
          <table:table-cell office:value-type="float" office:value="5800000" calcext:value-type="float">
            <text:p>5800000</text:p>
          </table:table-cell>
          <table:table-cell table:formula="of:=[.$I$16]/[.H43]" office:value-type="float" office:value="2.75862068965517" calcext:value-type="float">
            <text:p>2.7586206897</text:p>
          </table:table-cell>
          <table:table-cell table:formula="of:=[.I43]/4" office:value-type="float" office:value="0.689655172413793" calcext:value-type="float">
            <text:p>0.6896551724</text:p>
          </table:table-cell>
          <table:table-cell table:formula="of:=1500*[.J43]" office:value-type="float" office:value="1034.48275862069" calcext:value-type="float">
            <text:p>1034.482758620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6000000" calcext:value-type="float">
            <text:p>6000000</text:p>
          </table:table-cell>
          <table:table-cell table:formula="of:=[.$I$16]/[.H44]" office:value-type="float" office:value="2.66666666666667" calcext:value-type="float">
            <text:p>2.6666666667</text:p>
          </table:table-cell>
          <table:table-cell table:formula="of:=[.I44]/4" office:value-type="float" office:value="0.666666666666667" calcext:value-type="float">
            <text:p>0.6666666667</text:p>
          </table:table-cell>
          <table:table-cell table:formula="of:=1500*[.J44]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6200000" calcext:value-type="float">
            <text:p>6200000</text:p>
          </table:table-cell>
          <table:table-cell table:formula="of:=[.$I$16]/[.H45]" office:value-type="float" office:value="2.58064516129032" calcext:value-type="float">
            <text:p>2.5806451613</text:p>
          </table:table-cell>
          <table:table-cell table:formula="of:=[.I45]/4" office:value-type="float" office:value="0.645161290322581" calcext:value-type="float">
            <text:p>0.6451612903</text:p>
          </table:table-cell>
          <table:table-cell table:formula="of:=1500*[.J45]" office:value-type="float" office:value="967.741935483871" calcext:value-type="float">
            <text:p>967.741935483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6400000" calcext:value-type="float">
            <text:p>6400000</text:p>
          </table:table-cell>
          <table:table-cell table:formula="of:=[.$I$16]/[.H46]" office:value-type="float" office:value="2.5" calcext:value-type="float">
            <text:p>2.5</text:p>
          </table:table-cell>
          <table:table-cell table:formula="of:=[.I46]/4" office:value-type="float" office:value="0.625" calcext:value-type="float">
            <text:p>0.625</text:p>
          </table:table-cell>
          <table:table-cell table:formula="of:=1500*[.J46]" office:value-type="float" office:value="937.5" calcext:value-type="float">
            <text:p>937.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6600000" calcext:value-type="float">
            <text:p>6600000</text:p>
          </table:table-cell>
          <table:table-cell table:formula="of:=[.$I$16]/[.H47]" office:value-type="float" office:value="2.42424242424242" calcext:value-type="float">
            <text:p>2.4242424242</text:p>
          </table:table-cell>
          <table:table-cell table:formula="of:=[.I47]/4" office:value-type="float" office:value="0.606060606060606" calcext:value-type="float">
            <text:p>0.6060606061</text:p>
          </table:table-cell>
          <table:table-cell table:formula="of:=1500*[.J47]" office:value-type="float" office:value="909.090909090909" calcext:value-type="float">
            <text:p>909.090909090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6800000" calcext:value-type="float">
            <text:p>6800000</text:p>
          </table:table-cell>
          <table:table-cell table:formula="of:=[.$I$16]/[.H48]" office:value-type="float" office:value="2.35294117647059" calcext:value-type="float">
            <text:p>2.3529411765</text:p>
          </table:table-cell>
          <table:table-cell table:formula="of:=[.I48]/4" office:value-type="float" office:value="0.588235294117647" calcext:value-type="float">
            <text:p>0.5882352941</text:p>
          </table:table-cell>
          <table:table-cell table:formula="of:=1500*[.J48]" office:value-type="float" office:value="882.352941176471" calcext:value-type="float">
            <text:p>882.352941176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7000000" calcext:value-type="float">
            <text:p>7000000</text:p>
          </table:table-cell>
          <table:table-cell table:formula="of:=[.$I$16]/[.H49]" office:value-type="float" office:value="2.28571428571429" calcext:value-type="float">
            <text:p>2.2857142857</text:p>
          </table:table-cell>
          <table:table-cell table:formula="of:=[.I49]/4" office:value-type="float" office:value="0.571428571428571" calcext:value-type="float">
            <text:p>0.5714285714</text:p>
          </table:table-cell>
          <table:table-cell table:formula="of:=1500*[.J49]" office:value-type="float" office:value="857.142857142857" calcext:value-type="float">
            <text:p>857.142857142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7200000" calcext:value-type="float">
            <text:p>7200000</text:p>
          </table:table-cell>
          <table:table-cell table:formula="of:=[.$I$16]/[.H50]" office:value-type="float" office:value="2.22222222222222" calcext:value-type="float">
            <text:p>2.2222222222</text:p>
          </table:table-cell>
          <table:table-cell table:formula="of:=[.I50]/4" office:value-type="float" office:value="0.555555555555556" calcext:value-type="float">
            <text:p>0.5555555556</text:p>
          </table:table-cell>
          <table:table-cell table:formula="of:=1500*[.J50]" office:value-type="float" office:value="833.333333333333" calcext:value-type="float">
            <text:p>833.333333333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7400000" calcext:value-type="float">
            <text:p>7400000</text:p>
          </table:table-cell>
          <table:table-cell table:formula="of:=[.$I$16]/[.H51]" office:value-type="float" office:value="2.16216216216216" calcext:value-type="float">
            <text:p>2.1621621622</text:p>
          </table:table-cell>
          <table:table-cell table:formula="of:=[.I51]/4" office:value-type="float" office:value="0.540540540540541" calcext:value-type="float">
            <text:p>0.5405405405</text:p>
          </table:table-cell>
          <table:table-cell table:formula="of:=1500*[.J51]" office:value-type="float" office:value="810.810810810811" calcext:value-type="float">
            <text:p>810.810810810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7600000" calcext:value-type="float">
            <text:p>7600000</text:p>
          </table:table-cell>
          <table:table-cell table:formula="of:=[.$I$16]/[.H52]" office:value-type="float" office:value="2.10526315789474" calcext:value-type="float">
            <text:p>2.1052631579</text:p>
          </table:table-cell>
          <table:table-cell table:formula="of:=[.I52]/4" office:value-type="float" office:value="0.526315789473684" calcext:value-type="float">
            <text:p>0.5263157895</text:p>
          </table:table-cell>
          <table:table-cell table:formula="of:=1500*[.J52]" office:value-type="float" office:value="789.473684210526" calcext:value-type="float">
            <text:p>789.473684210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7800000" calcext:value-type="float">
            <text:p>7800000</text:p>
          </table:table-cell>
          <table:table-cell table:formula="of:=[.$I$16]/[.H53]" office:value-type="float" office:value="2.05128205128205" calcext:value-type="float">
            <text:p>2.0512820513</text:p>
          </table:table-cell>
          <table:table-cell table:formula="of:=[.I53]/4" office:value-type="float" office:value="0.512820512820513" calcext:value-type="float">
            <text:p>0.5128205128</text:p>
          </table:table-cell>
          <table:table-cell table:formula="of:=1500*[.J53]" office:value-type="float" office:value="769.230769230769" calcext:value-type="float">
            <text:p>769.230769230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8000000" calcext:value-type="float">
            <text:p>8000000</text:p>
          </table:table-cell>
          <table:table-cell table:formula="of:=[.$I$16]/[.H54]" office:value-type="float" office:value="2" calcext:value-type="float">
            <text:p>2</text:p>
          </table:table-cell>
          <table:table-cell table:formula="of:=[.I54]/4" office:value-type="float" office:value="0.5" calcext:value-type="float">
            <text:p>0.5</text:p>
          </table:table-cell>
          <table:table-cell table:formula="of:=1500*[.J54]"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8200000" calcext:value-type="float">
            <text:p>8200000</text:p>
          </table:table-cell>
          <table:table-cell table:formula="of:=[.$I$16]/[.H55]" office:value-type="float" office:value="1.95121951219512" calcext:value-type="float">
            <text:p>1.9512195122</text:p>
          </table:table-cell>
          <table:table-cell table:formula="of:=[.I55]/4" office:value-type="float" office:value="0.487804878048781" calcext:value-type="float">
            <text:p>0.487804878</text:p>
          </table:table-cell>
          <table:table-cell table:formula="of:=1500*[.J55]" office:value-type="float" office:value="731.707317073171" calcext:value-type="float">
            <text:p>731.707317073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8400000" calcext:value-type="float">
            <text:p>8400000</text:p>
          </table:table-cell>
          <table:table-cell table:formula="of:=[.$I$16]/[.H56]" office:value-type="float" office:value="1.9047619047619" calcext:value-type="float">
            <text:p>1.9047619048</text:p>
          </table:table-cell>
          <table:table-cell table:formula="of:=[.I56]/4" office:value-type="float" office:value="0.476190476190476" calcext:value-type="float">
            <text:p>0.4761904762</text:p>
          </table:table-cell>
          <table:table-cell table:formula="of:=1500*[.J56]" office:value-type="float" office:value="714.285714285714" calcext:value-type="float">
            <text:p>714.2857142857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8600000" calcext:value-type="float">
            <text:p>8600000</text:p>
          </table:table-cell>
          <table:table-cell table:formula="of:=[.$I$16]/[.H57]" office:value-type="float" office:value="1.86046511627907" calcext:value-type="float">
            <text:p>1.8604651163</text:p>
          </table:table-cell>
          <table:table-cell table:formula="of:=[.I57]/4" office:value-type="float" office:value="0.465116279069767" calcext:value-type="float">
            <text:p>0.4651162791</text:p>
          </table:table-cell>
          <table:table-cell table:formula="of:=1500*[.J57]" office:value-type="float" office:value="697.674418604651" calcext:value-type="float">
            <text:p>697.6744186047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float" office:value="8800000" calcext:value-type="float">
            <text:p>8800000</text:p>
          </table:table-cell>
          <table:table-cell table:formula="of:=[.$I$16]/[.H58]" office:value-type="float" office:value="1.81818181818182" calcext:value-type="float">
            <text:p>1.8181818182</text:p>
          </table:table-cell>
          <table:table-cell table:formula="of:=[.I58]/4" office:value-type="float" office:value="0.454545454545455" calcext:value-type="float">
            <text:p>0.4545454545</text:p>
          </table:table-cell>
          <table:table-cell table:formula="of:=1500*[.J58]" office:value-type="float" office:value="681.818181818182" calcext:value-type="float">
            <text:p>681.8181818182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float" office:value="9000000" calcext:value-type="float">
            <text:p>9000000</text:p>
          </table:table-cell>
          <table:table-cell table:formula="of:=[.$I$16]/[.H59]" office:value-type="float" office:value="1.77777777777778" calcext:value-type="float">
            <text:p>1.7777777778</text:p>
          </table:table-cell>
          <table:table-cell table:formula="of:=[.I59]/4" office:value-type="float" office:value="0.444444444444444" calcext:value-type="float">
            <text:p>0.4444444444</text:p>
          </table:table-cell>
          <table:table-cell table:formula="of:=1500*[.J59]" office:value-type="float" office:value="666.666666666667" calcext:value-type="float">
            <text:p>666.6666666667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float" office:value="9200000" calcext:value-type="float">
            <text:p>9200000</text:p>
          </table:table-cell>
          <table:table-cell table:formula="of:=[.$I$16]/[.H60]" office:value-type="float" office:value="1.73913043478261" calcext:value-type="float">
            <text:p>1.7391304348</text:p>
          </table:table-cell>
          <table:table-cell table:formula="of:=[.I60]/4" office:value-type="float" office:value="0.434782608695652" calcext:value-type="float">
            <text:p>0.4347826087</text:p>
          </table:table-cell>
          <table:table-cell table:formula="of:=1500*[.J60]" office:value-type="float" office:value="652.173913043478" calcext:value-type="float">
            <text:p>652.1739130435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float" office:value="9400000" calcext:value-type="float">
            <text:p>9400000</text:p>
          </table:table-cell>
          <table:table-cell table:formula="of:=[.$I$16]/[.H61]" office:value-type="float" office:value="1.70212765957447" calcext:value-type="float">
            <text:p>1.7021276596</text:p>
          </table:table-cell>
          <table:table-cell table:formula="of:=[.I61]/4" office:value-type="float" office:value="0.425531914893617" calcext:value-type="float">
            <text:p>0.4255319149</text:p>
          </table:table-cell>
          <table:table-cell table:formula="of:=1500*[.J61]" office:value-type="float" office:value="638.297872340426" calcext:value-type="float">
            <text:p>638.2978723404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float" office:value="9600000" calcext:value-type="float">
            <text:p>9600000</text:p>
          </table:table-cell>
          <table:table-cell table:formula="of:=[.$I$16]/[.H62]" office:value-type="float" office:value="1.66666666666667" calcext:value-type="float">
            <text:p>1.6666666667</text:p>
          </table:table-cell>
          <table:table-cell table:formula="of:=[.I62]/4" office:value-type="float" office:value="0.416666666666667" calcext:value-type="float">
            <text:p>0.4166666667</text:p>
          </table:table-cell>
          <table:table-cell table:formula="of:=1500*[.J62]" office:value-type="float" office:value="625" calcext:value-type="float">
            <text:p>625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float" office:value="9800000" calcext:value-type="float">
            <text:p>9800000</text:p>
          </table:table-cell>
          <table:table-cell table:formula="of:=[.$I$16]/[.H63]" office:value-type="float" office:value="1.63265306122449" calcext:value-type="float">
            <text:p>1.6326530612</text:p>
          </table:table-cell>
          <table:table-cell table:formula="of:=[.I63]/4" office:value-type="float" office:value="0.408163265306122" calcext:value-type="float">
            <text:p>0.4081632653</text:p>
          </table:table-cell>
          <table:table-cell table:formula="of:=1500*[.J63]" office:value-type="float" office:value="612.244897959184" calcext:value-type="float">
            <text:p>612.2448979592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float" office:value="10000000" calcext:value-type="float">
            <text:p>10000000</text:p>
          </table:table-cell>
          <table:table-cell table:formula="of:=[.$I$16]/[.H64]" office:value-type="float" office:value="1.6" calcext:value-type="float">
            <text:p>1.6</text:p>
          </table:table-cell>
          <table:table-cell table:formula="of:=[.I64]/4" office:value-type="float" office:value="0.4" calcext:value-type="float">
            <text:p>0.4</text:p>
          </table:table-cell>
          <table:table-cell table:formula="of:=1500*[.J64]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float" office:value="15000000" calcext:value-type="float">
            <text:p>15000000</text:p>
          </table:table-cell>
          <table:table-cell table:formula="of:=[.$I$16]/[.H65]" office:value-type="float" office:value="1.06666666666667" calcext:value-type="float">
            <text:p>1.0666666667</text:p>
          </table:table-cell>
          <table:table-cell table:formula="of:=[.I65]/4" office:value-type="float" office:value="0.266666666666667" calcext:value-type="float">
            <text:p>0.2666666667</text:p>
          </table:table-cell>
          <table:table-cell table:formula="of:=1500*[.J65]"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float" office:value="20000000" calcext:value-type="float">
            <text:p>20000000</text:p>
          </table:table-cell>
          <table:table-cell table:formula="of:=[.$I$16]/[.H66]" office:value-type="float" office:value="0.8" calcext:value-type="float">
            <text:p>0.8</text:p>
          </table:table-cell>
          <table:table-cell table:formula="of:=[.I66]/4" office:value-type="float" office:value="0.2" calcext:value-type="float">
            <text:p>0.2</text:p>
          </table:table-cell>
          <table:table-cell table:formula="of:=1500*[.J66]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float" office:value="25000000" calcext:value-type="float">
            <text:p>25000000</text:p>
          </table:table-cell>
          <table:table-cell table:formula="of:=[.$I$16]/[.H67]" office:value-type="float" office:value="0.64" calcext:value-type="float">
            <text:p>0.64</text:p>
          </table:table-cell>
          <table:table-cell table:formula="of:=[.I67]/4" office:value-type="float" office:value="0.16" calcext:value-type="float">
            <text:p>0.16</text:p>
          </table:table-cell>
          <table:table-cell table:formula="of:=1500*[.J67]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float" office:value="30000000" calcext:value-type="float">
            <text:p>30000000</text:p>
          </table:table-cell>
          <table:table-cell table:formula="of:=[.$I$16]/[.H68]" office:value-type="float" office:value="0.533333333333333" calcext:value-type="float">
            <text:p>0.5333333333</text:p>
          </table:table-cell>
          <table:table-cell table:formula="of:=[.I68]/4" office:value-type="float" office:value="0.133333333333333" calcext:value-type="float">
            <text:p>0.1333333333</text:p>
          </table:table-cell>
          <table:table-cell table:formula="of:=1500*[.J68]" office:value-type="float" office:value="200" calcext:value-type="float">
            <text:p>2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20:07:33.634675790</meta:creation-date>
    <dc:date>2017-01-09T23:53:18.471994669</dc:date>
    <meta:editing-duration>PT1H42M41S</meta:editing-duration>
    <meta:editing-cycles>1</meta:editing-cycles>
    <meta:document-statistic meta:table-count="1" meta:cell-count="343" meta:object-count="0"/>
    <meta:generator>LibreOffice/5.1.4.2$Linux_X86_64 LibreOffice_project/10m0$Build-2</meta:generator>
  </office:meta>
</office:document-meta>
</file>